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iel des Projekts (2500)</text:p>
      <text:p text:style-name="Standard"/>
      <text:p text:style-name="Standard">Menschen mit körperlicher Beeinträchtigung haben es im Alltag sehr schwer, vor allem jene, welche durch Schicksalsschläge im Rollstuhl sitzen müssen. Auch wenn heute bereits viele Gebäude so gebaut sind, dass sie mit dem Rollstuhl befahrbar sind, lauern immer noch viele Gefahren für RollstuhlfahrerInnen. Bei manchen Menschen ist die Beeinträchtigung so schwer ausgeprägt, dass sie selbst nicht einmal in der Lage sind, einen Rollstuhl zu bedienen. </text:p>
      <text:p text:style-name="Standard">Genau für diese Menschen soll meine Diplomarbeit eine Erleichterung im alltäglichen Leben bringen. Das System, welches ich im Zuge meine Diplomarbeit entwickle, soll Rollstuhlfahrer vor Gefahren wie Gegenstände und Stufen schützen, indem es die Position und die Umgebung des Rollstuhls erfasst und im Gefahrenfall schützend eingreift.</text:p>
      <text:p text:style-name="Standard">Weiters ist es auch möglich, den Rollstuhl direkt von diesem System steuern zu lassen und nur durch Angabe eines Zieles zu lenken. Dies erhöht nicht nur die Sicherheit von beeinträchtigten Personen, sondern auch die Selbstständigkeit, die Unabhängigkeit und die Lebensqualität für alle Betroffenen.</text:p>
      <text:p text:style-name="Standard"/>
      <text:p text:style-name="Standard"/>
      <text:p text:style-name="Standard"/>
      <text:p text:style-name="Standard">Kurzbeschreibung des Vorhabens inkl. Hervorhebung was euer Projekt so innovativ macht (2500)</text:p>
      <text:p text:style-name="Standard"/>
      <text:p text:style-name="Standard">Durch den Einsatz von vielen günstigen Sensoren wird ein stabiles Erkennungssystem für die Umgebung aufgebaut und somit wird die Steuerung eines Rollstuhls auf sehr sichere Beine gestellt.</text:p>
      <text:p text:style-name="Standard">Das Besondere an diesem System ist der gut strukturierte Aufbau der Software, welcher eine sehr einfache Erweiterung und Veränderung des Systems zulässt. So ist es zum Beispiel sehr einfach möglich, eine neue Art von Antrieb zu implementieren. Auch die Anbindung der Sensoren ist durch eine gute Softwarestruktur jederzeit erweiterbar. Dies ermöglicht es auch, mit diesem System andere, sehr unterschiedliche Anwendungen zu konstruieren. So zum Beispiel Staubsaugerroboter oder Transportroboter, welche sogar ohne Basisstation Güter in einem Betrieb von Punkt A zu Punkt B bringen können.</text:p>
      <text:p text:style-name="Standard">Seit Beginn des Projekts ist auch ein sehr guter Prototyp (Modellfahrzeug) entstanden, welches bereits einen Großteil der Software beinhaltet. Dieser kleine und noch langsamere Prototyp, ein Modellauto, hat bereits das System zur Positionserkennung und kontrollierten Ansteuerung vom Antrieb durch ein Closed-Loop System. Auch gut entwickelte Ansätze von Umgebungserkennung und Pfadplanung existieren bereits und arbeiten auf dem Testsystem hervorragend.</text:p>
      <text:p text:style-name="Standard">Zusammengefasst kann man sagen, dass des Innovative an diesem Projekt die gute Softwarestruktur ist, die sich stark an das Prinzip orientiert: „Closed for modification and open for extension“!</text:p>
      <text:p text:style-name="Standard">Übersetzt bedeutet das, dass das Projekt leicht erweiterbar ist, aber die Grundfunktionen nicht mehr verändert werden mü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s Gruber</meta:initial-creator>
    <meta:creation-date>2012-12-20T18:06:08.94</meta:creation-date>
    <dc:date>2012-12-22T01:52:40.67</dc:date>
    <dc:creator>Andreas Gruber</dc:creator>
    <meta:editing-duration>P1DT6H32M32S</meta:editing-duration>
    <meta:editing-cycles>3</meta:editing-cycles>
    <meta:generator>OpenOffice.org/3.3$Win32 OpenOffice.org_project/330m20$Build-9567</meta:generator>
    <meta:document-statistic meta:table-count="0" meta:image-count="0" meta:object-count="0" meta:page-count="1" meta:paragraph-count="10" meta:word-count="385" meta:character-count="2745"/>
  </office:meta>
</office:document-meta>
</file>